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style:font-name="Calibri" style:text-underline-style="none"/>
    </style:style>
    <style:style style:name="P4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Standard">
      <style:text-properties style:font-name="Calibri" style:text-underline-style="solid" style:text-underline-width="auto" style:text-underline-color="font-color"/>
    </style:style>
    <style:style style:name="P8" style:family="paragraph" style:parent-style-name="Standard">
      <style:text-properties style:font-name="Calibri" fo:font-weight="normal" style:font-weight-asian="normal" style:font-weight-complex="normal"/>
    </style:style>
    <style:style style:name="P9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0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2" style:family="paragraph" style:parent-style-name="Standard">
      <style:paragraph-properties fo:break-before="page"/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1">
      <style:text-properties style:font-name="Calibri"/>
    </style:style>
    <style:style style:name="P14" style:family="paragraph" style:parent-style-name="Standard" style:list-style-name="L2">
      <style:text-properties style:font-name="Calibri" fo:font-weight="normal" style:font-weight-asian="normal" style:font-weight-complex="normal"/>
    </style:style>
    <style:style style:name="P15" style:family="paragraph" style:parent-style-name="Standard" style:list-style-name="L3">
      <style:text-properties style:font-name="Calibri" fo:font-weight="normal" style:font-weight-asian="normal" style:font-weight-complex="normal"/>
    </style:style>
    <style:style style:name="P16" style:family="paragraph" style:parent-style-name="Standard" style:list-style-name="L4">
      <style:text-properties style:font-name="Calibri" fo:font-weight="normal" style:font-weight-asian="normal" style:font-weight-complex="normal"/>
    </style:style>
    <style:style style:name="P17" style:family="paragraph" style:parent-style-name="Standard" style:list-style-name="L5">
      <style:text-properties style:font-name="Calibri" fo:font-weight="normal" style:font-weight-asian="normal" style:font-weight-complex="normal"/>
    </style:style>
    <style:style style:name="P18" style:family="paragraph" style:parent-style-name="Standard" style:list-style-name="L6">
      <style:text-properties style:font-name="Calibri" fo:font-weight="normal" style:font-weight-asian="normal" style:font-weight-complex="normal"/>
    </style:style>
    <style:style style:name="P19" style:family="paragraph" style:parent-style-name="Standard" style:list-style-name="L10">
      <style:text-properties style:font-name="Calibri" fo:font-weight="normal" style:font-weight-asian="normal" style:font-weight-complex="normal"/>
    </style:style>
    <style:style style:name="P20" style:family="paragraph" style:parent-style-name="Standard" style:list-style-name="L3">
      <style:text-properties style:font-name="Calibri"/>
    </style:style>
    <style:style style:name="P21" style:family="paragraph" style:parent-style-name="Standard" style:list-style-name="L4">
      <style:text-properties style:font-name="Calibri"/>
    </style:style>
    <style:style style:name="P22" style:family="paragraph" style:parent-style-name="Standard">
      <style:text-properties style:font-name="Calibri" fo:font-weight="bold" style:font-weight-asian="bold" style:font-weight-complex="bold"/>
    </style:style>
    <style:style style:name="P23" style:family="paragraph" style:parent-style-name="Standard" style:list-style-name="L5">
      <style:text-properties style:font-name="Calibri"/>
    </style:style>
    <style:style style:name="P24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25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26" style:family="paragraph" style:parent-style-name="Standard" style:list-style-name="L11">
      <style:text-properties style:font-name="Calibri" style:text-underline-style="none" fo:font-weight="normal" style:font-weight-asian="normal" style:font-weight-complex="normal"/>
    </style:style>
    <style:style style:name="P27" style:family="paragraph" style:parent-style-name="Standard" style:list-style-name="L5">
      <style:text-properties style:font-name="Calibri" style:text-underline-style="none" fo:font-weight="normal" style:font-weight-asian="normal" style:font-weight-complex="normal"/>
    </style:style>
    <style:style style:name="P28" style:family="paragraph" style:parent-style-name="Standard" style:list-style-name="L8">
      <style:text-properties style:font-name="Calibri" style:text-underline-style="none"/>
    </style:style>
    <style:style style:name="P29" style:family="paragraph" style:parent-style-name="Standard" style:list-style-name="L5">
      <style:text-properties style:font-name="Calibri" style:text-underline-style="none"/>
    </style:style>
    <style:style style:name="P30" style:family="paragraph" style:parent-style-name="Standard" style:list-style-name="L9">
      <style:text-properties style:font-name="Calibri" style:text-underline-style="none"/>
    </style:style>
    <style:style style:name="P31" style:family="paragraph" style:parent-style-name="Standard" style:list-style-name="L10">
      <style:text-properties style:font-name="Calibri" style:text-underline-style="none"/>
    </style:style>
    <style:style style:name="P32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33" style:family="paragraph" style:parent-style-name="Standard" style:list-style-name="L10">
      <style:text-properties style:font-name="Calibri"/>
    </style:style>
    <style:style style:name="P34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son PARSONS David &amp; Audrey<text:tab/><text:tab/><text:tab/><text:tab/><text:tab/><text:tab/><text:tab/></text:p>
      <text:p text:style-name="P1">Lotissement «O Clos Laurie » Lot N°01</text:p>
      <text:p text:style-name="P1">Rue de Pellera 01700 LE MAS RILLIER</text:p>
      <text:p text:style-name="P1"/>
      <text:p text:style-name="P11">LOT ELECTRICITE</text:p>
      <text:p text:style-name="P6">Descriptif</text:p>
      <text:p text:style-name="P2"/>
      <text:p text:style-name="P1"/>
      <text:p text:style-name="P10">Généralités/Divers</text:p>
      <text:list xml:id="list9055171575349834293" text:style-name="L1">
        <text:list-item>
          <text:p text:style-name="P13">Tableau général situé dans le garage (arrière-cuisine)</text:p>
        </text:list-item>
        <text:list-item>
          <text:p text:style-name="P13">Prévoir alimentation pour volets roulants électriques sur toutes les menuiseries extérieures sauf les 3 fenestrons (largeur 70) soit 11 alimentations</text:p>
        </text:list-item>
        <text:list-item>
          <text:p text:style-name="P13">Prévoir un coffret de communication VDI grade 3 automatique</text:p>
        </text:list-item>
      </text:list>
      <text:p text:style-name="P9"/>
      <text:p text:style-name="P10">RDC</text:p>
      <text:p text:style-name="P1"/>
      <text:p text:style-name="P5">Entrée</text:p>
      <text:list xml:id="list8082495103185098291" text:style-name="L2">
        <text:list-item>
          <text:p text:style-name="P14">1 point lumineux commandé en simple allumage</text:p>
        </text:list-item>
        <text:list-item>
          <text:p text:style-name="P14">1 PC</text:p>
        </text:list-item>
        <text:list-item>
          <text:p text:style-name="P14">Attente sonnette</text:p>
        </text:list-item>
        <text:list-item>
          <text:p text:style-name="P14">Attente pour implantation future dans bloc cheminée :</text:p>
          <text:list>
            <text:list-item>
              <text:p text:style-name="P14">4 PC</text:p>
            </text:list-item>
            <text:list-item>
              <text:p text:style-name="P14">RJ45</text:p>
            </text:list-item>
            <text:list-item>
              <text:p text:style-name="P14">Coaxial</text:p>
            </text:list-item>
          </text:list>
        </text:list-item>
      </text:list>
      <text:p text:style-name="P5"/>
      <text:p text:style-name="P5">Salon</text:p>
      <text:list xml:id="list5117347879788148481" text:style-name="L3">
        <text:list-item>
          <text:p text:style-name="P15">spots LED + 3 PL commandés par 5 boutons poussoirs (option télévariateur)</text:p>
        </text:list-item>
        <text:list-item>
          <text:p text:style-name="P20">1 bloc 4 PC</text:p>
        </text:list-item>
        <text:list-item>
          <text:p text:style-name="P15">1 bloc 2 PC</text:p>
        </text:list-item>
        <text:list-item>
          <text:p text:style-name="P15">2 PC</text:p>
        </text:list-item>
        <text:list-item>
          <text:p text:style-name="P15">RJ45</text:p>
        </text:list-item>
        <text:list-item>
          <text:p text:style-name="P15">Coaxial</text:p>
        </text:list-item>
        <text:list-item>
          <text:p text:style-name="P15">1 alim climatisation</text:p>
        </text:list-item>
        <text:list-item>
          <text:p text:style-name="P15">Attente dans faux-plafond pour futur écran motorisé</text:p>
        </text:list-item>
      </text:list>
      <text:p text:style-name="P5"/>
      <text:p text:style-name="P5">Salle à manger</text:p>
      <text:list xml:id="list737870370858715292" text:style-name="L4">
        <text:list-item>
          <text:p text:style-name="P16">spots LED commandés par 3 <text:s/>boutons poussoirs</text:p>
        </text:list-item>
        <text:list-item>
          <text:p text:style-name="P21">1 PC</text:p>
        </text:list-item>
        <text:list-item>
          <text:p text:style-name="P21">1 PC pour vidéoprojecteur dans le faux-plafond</text:p>
        </text:list-item>
        <text:list-item>
          <text:p text:style-name="P16">2 prises HDMI (dont 1 dans faux-plafond) avec longueur câble ~3m</text:p>
          <text:p text:style-name="P16"/>
        </text:list-item>
      </text:list>
      <text:p text:style-name="P5">Cuisine</text:p>
      <text:list xml:id="list2999205285754711429" text:style-name="L5">
        <text:list-item>
          <text:p text:style-name="P17">spots LED commandés en va-et-vient</text:p>
        </text:list-item>
        <text:list-item>
          <text:p text:style-name="P17">1 point lumineux direct (sur mobilier)</text:p>
        </text:list-item>
        <text:list-item>
          <text:p text:style-name="P17">3 blocs 2 PC sur crédence</text:p>
        </text:list-item>
        <text:list-item>
          <text:p text:style-name="P17">2 blocs 3 PC sur îlot central</text:p>
        </text:list-item>
        <text:list-item>
          <text:p text:style-name="P17">3 PC</text:p>
        </text:list-item>
        <text:list-item>
          <text:p text:style-name="P17">RJ45</text:p>
        </text:list-item>
        <text:list-item>
          <text:p text:style-name="P23"><text:soft-page-break/>1 alim pour four</text:p>
        </text:list-item>
        <text:list-item>
          <text:p text:style-name="P23">1 alim pour plaques à induction</text:p>
        </text:list-item>
        <text:list-item>
          <text:p text:style-name="P23">1 alim pour lave-vaisselle</text:p>
        </text:list-item>
      </text:list>
      <text:p text:style-name="P5"/>
      <text:p text:style-name="P5">Chambre parentale</text:p>
      <text:list xml:id="list1702053548" text:continue-numbering="true" text:style-name="L5">
        <text:list-item>
          <text:p text:style-name="P17">1 point lumineux commandé en va-et-vient</text:p>
        </text:list-item>
        <text:list-item>
          <text:p text:style-name="P23">2 <text:span text:style-name="T1">points lumineux directs</text:span> (liseuses)</text:p>
        </text:list-item>
        <text:list-item>
          <text:p text:style-name="P23">2 blocs 2 PC</text:p>
        </text:list-item>
        <text:list-item>
          <text:p text:style-name="P23">2 PC</text:p>
        </text:list-item>
        <text:list-item>
          <text:p text:style-name="P23">RJ45</text:p>
        </text:list-item>
        <text:list-item>
          <text:p text:style-name="P23">Coaxial</text:p>
        </text:list-item>
        <text:list-item>
          <text:p text:style-name="P23">1 alim climatisation</text:p>
        </text:list-item>
      </text:list>
      <text:p text:style-name="P1"/>
      <text:p text:style-name="P5">Dressing</text:p>
      <text:list xml:id="list345010768" text:continue-numbering="true" text:style-name="L5">
        <text:list-item>
          <text:p text:style-name="P17">1 point lumineux commandé en simple allumage</text:p>
        </text:list-item>
        <text:list-item>
          <text:p text:style-name="P23">1 bloc 2 PC</text:p>
        </text:list-item>
        <text:list-item>
          <text:p text:style-name="P23">1 PC</text:p>
        </text:list-item>
      </text:list>
      <text:p text:style-name="P1"/>
      <text:p text:style-name="P5">WC 1</text:p>
      <text:list xml:id="list2221889183928917115" text:style-name="L6">
        <text:list-item>
          <text:p text:style-name="P18">1 point lumineux commandé en simple allumage</text:p>
        </text:list-item>
      </text:list>
      <text:p text:style-name="P1"/>
      <text:p text:style-name="P5">Dégagement</text:p>
      <text:list xml:id="list950822095" text:continue-list="list345010768" text:style-name="L5">
        <text:list-item>
          <text:p text:style-name="P17">1 point lumineux direct (détection)</text:p>
        </text:list-item>
      </text:list>
      <text:p text:style-name="P8"/>
      <text:p text:style-name="P5">SDB 1</text:p>
      <text:list xml:id="list1601824557" text:continue-numbering="true" text:style-name="L5">
        <text:list-item>
          <text:p text:style-name="P17">2 points lumineux commandés en simple allumage</text:p>
        </text:list-item>
        <text:list-item>
          <text:p text:style-name="P17">1 point lumineux direct (sur mobilier)</text:p>
        </text:list-item>
        <text:list-item>
          <text:p text:style-name="P17">1 bloc 2 PC</text:p>
        </text:list-item>
        <text:list-item>
          <text:p text:style-name="P23">1 alim pour sèche serviettes</text:p>
        </text:list-item>
      </text:list>
      <text:p text:style-name="P8"/>
      <text:p text:style-name="P5">Arrière-cuisine</text:p>
      <text:list xml:id="list1571021926" text:continue-numbering="true" text:style-name="L5">
        <text:list-item>
          <text:p text:style-name="P17">1 point lumineux commandé en va-et-vient</text:p>
        </text:list-item>
        <text:list-item>
          <text:p text:style-name="P17">1 bloc 2 PC</text:p>
        </text:list-item>
        <text:list-item>
          <text:p text:style-name="P17">1 PC</text:p>
        </text:list-item>
        <text:list-item>
          <text:p text:style-name="P17">1 alim pour congélateur</text:p>
        </text:list-item>
        <text:list-item>
          <text:p text:style-name="P17">1 alim pour lave-linge</text:p>
        </text:list-item>
        <text:list-item>
          <text:p text:style-name="P17">1 alim pour sèche-linge</text:p>
        </text:list-item>
      </text:list>
      <text:p text:style-name="P8"/>
      <text:p text:style-name="P5">Garage</text:p>
      <text:list xml:id="list1414761636" text:continue-numbering="true" text:style-name="L5">
        <text:list-item>
          <text:p text:style-name="P17">2 points lumineux commandés en va-et-vient</text:p>
        </text:list-item>
        <text:list-item>
          <text:p text:style-name="P17">2 bloc 2 PC</text:p>
        </text:list-item>
        <text:list-item>
          <text:p text:style-name="P17">2 PC</text:p>
        </text:list-item>
        <text:list-item>
          <text:p text:style-name="P23">1 alim pour porte sectionnelle</text:p>
        </text:list-item>
      </text:list>
      <text:p text:style-name="P10"/>
      <text:p text:style-name="P12">R+1</text:p>
      <text:p text:style-name="P7"/>
      <text:p text:style-name="P5">Escalier</text:p>
      <text:list xml:id="list1520567887" text:continue-numbering="true" text:style-name="L5">
        <text:list-item>
          <text:p text:style-name="P23">Spots de balisage (5 spots)</text:p>
        </text:list-item>
      </text:list>
      <text:p text:style-name="P1"/>
      <text:p text:style-name="P5">Mezzanine</text:p>
      <text:list xml:id="list1689768728" text:continue-numbering="true" text:style-name="L5">
        <text:list-item>
          <text:p text:style-name="P17">6 spots LED commandés par 4 <text:s/>boutons poussoirs</text:p>
        </text:list-item>
        <text:list-item>
          <text:p text:style-name="P17">1 bloc 2 PC</text:p>
        </text:list-item>
        <text:list-item>
          <text:p text:style-name="P17">5 PC</text:p>
        </text:list-item>
      </text:list>
      <text:p text:style-name="P4"/>
      <text:p text:style-name="P5">Vide sur séjour</text:p>
      <text:list xml:id="list4533086322666553032" text:style-name="L7">
        <text:list-item>
          <text:p text:style-name="P25">4 spots LED commandés en va-et-vient</text:p>
        </text:list-item>
      </text:list>
      <text:p text:style-name="P5"/>
      <text:p text:style-name="P5">Chambre 2</text:p>
      <text:list xml:id="list2179954787" text:continue-list="list1689768728" text:style-name="L5">
        <text:list-item>
          <text:p text:style-name="P17">1 point lumineux commandé en simple allumage</text:p>
        </text:list-item>
        <text:list-item>
          <text:p text:style-name="P23">4 PC</text:p>
        </text:list-item>
      </text:list>
      <text:list xml:id="list1796628942263860028" text:style-name="L8">
        <text:list-item>
          <text:p text:style-name="P28">RJ45</text:p>
        </text:list-item>
      </text:list>
      <text:p text:style-name="P3"/>
      <text:p text:style-name="P5">Chambre 3</text:p>
      <text:list xml:id="list842294861" text:continue-list="list2179954787" text:style-name="L5">
        <text:list-item>
          <text:p text:style-name="P17">1 point lumineux commandé en simple allumage</text:p>
        </text:list-item>
        <text:list-item>
          <text:p text:style-name="P23">4 PC</text:p>
        </text:list-item>
        <text:list-item>
          <text:p text:style-name="P29">RJ45</text:p>
        </text:list-item>
      </text:list>
      <text:p text:style-name="P3"/>
      <text:p text:style-name="P5">Rangement Chambre 3</text:p>
      <text:list xml:id="list1302011716789194764" text:style-name="L9">
        <text:list-item>
          <text:p text:style-name="P30">1 alim pour plafonnier</text:p>
        </text:list-item>
        <text:list-item>
          <text:p text:style-name="P30">1 PC</text:p>
        </text:list-item>
      </text:list>
      <text:p text:style-name="P5"/>
      <text:p text:style-name="P5">Chambre 4</text:p>
      <text:list xml:id="list5018209707078303801" text:style-name="L10">
        <text:list-item>
          <text:p text:style-name="P19">1 point lumineux commandé en simple allumage</text:p>
        </text:list-item>
        <text:list-item>
          <text:p text:style-name="P33">4 PC</text:p>
        </text:list-item>
        <text:list-item>
          <text:p text:style-name="P31">RJ45</text:p>
        </text:list-item>
      </text:list>
      <text:p text:style-name="P3"/>
      <text:p text:style-name="P32">WC 2</text:p>
      <text:list xml:id="list3584061598217298137" text:style-name="L11">
        <text:list-item>
          <text:p text:style-name="P26">1 point lumineux commandé en simple allumage</text:p>
        </text:list-item>
      </text:list>
      <text:p text:style-name="P3"/>
      <text:p text:style-name="P32">SDB 2</text:p>
      <text:list xml:id="list798219022" text:continue-list="list842294861" text:style-name="L5">
        <text:list-item>
          <text:p text:style-name="P17">2 points lumineux commandés en simple allumage</text:p>
        </text:list-item>
        <text:list-item>
          <text:p text:style-name="P17">1 point lumineux direct (sur mobilier)</text:p>
        </text:list-item>
        <text:list-item>
          <text:p text:style-name="P17">1 bloc 2 PC</text:p>
        </text:list-item>
        <text:list-item>
          <text:p text:style-name="P17">1 PC</text:p>
        </text:list-item>
        <text:list-item>
          <text:p text:style-name="P17">1 alim pour sèche serviettes</text:p>
        </text:list-item>
      </text:list>
      <text:p text:style-name="P4"/>
      <text:p text:style-name="P3"/>
      <text:p text:style-name="P3"/>
      <text:p text:style-name="P10"/>
      <text:p text:style-name="P12">EXTERIEUR</text:p>
      <text:p text:style-name="P8"/>
      <text:list xml:id="list897451164" text:continue-numbering="true" text:style-name="L5">
        <text:list-item>
          <text:p text:style-name="P17">1 point lumineux direct (détection)</text:p>
        </text:list-item>
        <text:list-item>
          <text:p text:style-name="P17">2 points lumineux commandés par 1 détecteur de présence</text:p>
        </text:list-item>
        <text:list-item>
          <text:p text:style-name="P17">2 points lumineux en simple allumage</text:p>
        </text:list-item>
        <text:list-item>
          <text:p text:style-name="P17">2 X 1 point lumineux en simple allumage</text:p>
        </text:list-item>
        <text:list-item>
          <text:p text:style-name="P23">5 PC</text:p>
        </text:list-item>
        <text:list-item>
          <text:p text:style-name="P27">1 alim pour pompe de relevage</text:p>
        </text:list-item>
        <text:list-item>
          <text:p text:style-name="P27">1 fourreau en attente pour charge véhicule électrique</text:p>
        </text:list-item>
        <text:list-item>
          <text:p text:style-name="P27">1 fourreau en attente pour portail électrique</text:p>
        </text:list-item>
        <text:list-item>
          <text:p text:style-name="P27">1 fourreau en attente pour sonnette</text:p>
        </text:list-item>
      </text:list>
      <text:p text:style-name="P4"/>
      <text:p text:style-name="P10">CAVE</text:p>
      <text:list xml:id="list97268039" text:continue-numbering="true" text:style-name="L5">
        <text:list-item>
          <text:p text:style-name="P27">2 points lumineux en simple allumage</text:p>
        </text:list-item>
        <text:list-item>
          <text:p text:style-name="P27">1 point lumineux en simple allumage</text:p>
        </text:list-item>
        <text:list-item>
          <text:p text:style-name="P27">1 PC</text:p>
        </text:list-item>
        <text:list-item>
          <text:p text:style-name="P27">alimentation PAC</text:p>
        </text:list-item>
        <text:list-item>
          <text:p text:style-name="P27">Fourreaux en attente pour installation future (2 circuits 8 PC + 1 circuit éclairag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6-19T23:11:37</dc:date>
    <dc:creator>David Parsons</dc:creator>
    <meta:editing-duration>P16DT3H58M58S</meta:editing-duration>
    <meta:editing-cycles>36</meta:editing-cycles>
    <meta:generator>OpenOffice/4.1.1$Unix OpenOffice.org_project/411m6$Build-9775</meta:generator>
    <meta:document-statistic meta:table-count="0" meta:image-count="0" meta:object-count="0" meta:page-count="4" meta:paragraph-count="123" meta:word-count="604" meta:character-count="2965"/>
  </office:meta>
</office:document-meta>
</file>